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cm" draw:marker-start-width="0.5cm" draw:marker-end-width="0.5cm" draw:fill="none" draw:fill-color="#cfe7f5" draw:textarea-horizontal-align="justify" draw:textarea-vertical-align="middle" draw:auto-grow-height="false" fo:min-height="17.35cm" fo:min-width="25.7cm" fo:padding-top="0.225cm" fo:padding-bottom="0.225cm" fo:padding-left="0.35cm" fo:padding-right="0.35cm"/>
    </style:style>
    <style:style style:name="gr2" style:family="graphic" style:parent-style-name="standard">
      <style:graphic-properties draw:fill="solid" draw:fill-color="#cfe7f5" draw:textarea-horizontal-align="justify" draw:textarea-vertical-align="middle" draw:auto-grow-height="false" fo:min-height="0.35cm" fo:min-width="9.4cm"/>
    </style:style>
    <style:style style:name="gr3" style:family="graphic" style:parent-style-name="standard">
      <style:graphic-properties draw:fill="solid" draw:fill-color="#808080" draw:textarea-horizontal-align="justify" draw:textarea-vertical-align="middle" draw:auto-grow-height="false" fo:min-height="0.35cm" fo:min-width="4.4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65cm" fo:min-width="12.9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65cm" fo:min-width="12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13.75cm" fo:min-width="8.5cm"/>
    </style:style>
    <style:style style:name="gr7" style:family="graphic" style:parent-style-name="standard">
      <style:graphic-properties draw:stroke="none" svg:stroke-color="#000000" draw:fill="none" draw:fill-color="#ffffff" fo:min-height="2.84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1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4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1" style:family="graphic" style:parent-style-name="standard">
      <style:graphic-properties svg:stroke-width="0.3cm" draw:marker-start-width="0.65cm" draw:marker-end-width="0.65cm" draw:fill="none" draw:fill-color="#9999ff" draw:textarea-horizontal-align="justify" draw:textarea-vertical-align="middle" draw:auto-grow-height="false" fo:min-height="1.65cm" fo:min-width="2.7cm" fo:padding-top="0.275cm" fo:padding-bottom="0.275cm" fo:padding-left="0.4cm" fo:padding-right="0.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042cm"/>
    </style:style>
    <style:style style:name="gr13" style:family="graphic" style:parent-style-name="standard">
      <style:graphic-properties draw:textarea-horizontal-align="justify" draw:textarea-vertical-align="middle" draw:auto-grow-height="false" fo:min-height="0.75cm" fo:min-width="4.9cm"/>
    </style:style>
    <style:style style:name="gr14" style:family="graphic" style:parent-style-name="standard">
      <style:graphic-properties draw:textarea-horizontal-align="justify" draw:textarea-vertical-align="middle" draw:auto-grow-height="false" fo:min-height="0.85cm" fo:min-width="3.1cm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13.75cm" fo:min-width="16.5cm"/>
    </style:style>
    <style:style style:name="co1" style:family="table-column">
      <style:table-column-properties style:column-width="2.014cm" style:use-optimal-column-width="false"/>
    </style:style>
    <style:style style:name="co2" style:family="table-column">
      <style:table-column-properties style:column-width="2.015cm" style:use-optimal-column-width="false"/>
    </style:style>
    <style:style style:name="ro1" style:family="table-row">
      <style:table-row-properties style:row-height="1.702cm"/>
    </style:style>
    <style:style style:name="ro2" style:family="table-row">
      <style:table-row-properties style:row-height="1.708cm"/>
    </style:style>
    <style:style style:name="ro3" style:family="table-row">
      <style:table-row-properties style:row-height="2.484cm"/>
    </style:style>
    <style:style style:name="ce1" style:family="table-cell">
      <style:graphic-properties style:repeat="repeat"/>
      <style:text-properties fo:font-size="10pt" style:font-size-asian="10pt" style:font-size-complex="10pt"/>
    </style:style>
    <style:style style:name="ce2" style:family="table-cell">
      <style:graphic-properties style:repeat="repeat"/>
      <style:text-properties fo:font-size="9pt" style:font-size-asian="9pt" style:font-size-complex="9pt"/>
    </style:style>
    <style:style style:name="ce3" style:family="table-cell">
      <style:graphic-properties style:repeat="repeat"/>
      <style:paragraph-properties fo:line-height="15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5" style:family="paragraph">
      <style:text-properties style:text-underline-style="solid" style:text-underline-width="auto" style:text-underline-color="font-color"/>
    </style:style>
    <style:style style:name="P6" style:family="paragraph">
      <style:paragraph-properties fo:line-height="200%"/>
    </style:style>
    <style:style style:name="P7" style:family="paragraph">
      <style:paragraph-properties fo:line-height="150%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6.4cm" svg:height="17.8cm" svg:x="1.6cm" svg:y="1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9.9cm" svg:height="0.6cm" svg:x="1.6cm" svg:y="1.5cm">
          <text:p text:style-name="P1">Fichier <text:s text:c="2"/>contact <text:s text:c="2"/>envenemen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9cm" svg:height="0.6cm" svg:x="2.7cm" svg:y="2.6cm">
          <text:p text:style-name="P1">Onglet Planning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3.4cm" svg:height="0.9cm" svg:x="1.7cm" svg:y="3.6cm">
          <text:p text:style-name="P1"><text:span text:style-name="T1">JcomboBox <text:s/>des moi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2.5cm" svg:height="0.9cm" svg:x="15.4cm" svg:y="3.6cm">
          <text:p text:style-name="P1"><text:span text:style-name="T1">JcomboBox <text:s/>des années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9cm" svg:height="14cm" svg:x="19cm" svg:y="5.1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9.9cm" svg:height="3.095cm" svg:x="18.8cm" svg:y="5.1cm">
          <draw:text-box>
            <text:p><text:span text:style-name="T2">date</text:span></text:p>
          </draw:text-box>
        </draw:frame>
        <draw:frame draw:style-name="gr8" draw:layer="layout" svg:width="2.115cm" svg:height="0.962cm" svg:x="20.6cm" svg:y="6.9cm">
          <draw:text-box>
            <text:p>libellé</text:p>
          </draw:text-box>
        </draw:frame>
        <draw:frame draw:style-name="gr9" draw:text-style-name="P4" draw:layer="layout" svg:width="3.948cm" svg:height="0.962cm" svg:x="23.612cm" svg:y="6.838cm">
          <draw:text-box>
            <text:p><text:span text:style-name="T3">anniversaire</text:span></text:p>
          </draw:text-box>
        </draw:frame>
        <draw:frame draw:style-name="gr10" draw:layer="layout" svg:width="3.93cm" svg:height="1.673cm" svg:x="19cm" svg:y="8.4cm">
          <draw:text-box>
            <text:p>participants</text:p>
          </draw:text-box>
        </draw:frame>
        <draw:custom-shape draw:style-name="gr11" draw:text-style-name="P1" draw:layer="layout" svg:width="3.5cm" svg:height="2.2cm" svg:x="23.7cm" svg:y="8.1cm">
          <text:p/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2.542cm" svg:height="1.673cm" svg:x="24.058cm" svg:y="8.2cm">
          <draw:text-box>
            <text:p><text:span text:style-name="T1">Turing</text:span></text:p>
            <text:p><text:span text:style-name="T1">Hanriat</text:span></text:p>
          </draw:text-box>
        </draw:frame>
        <draw:custom-shape draw:style-name="gr13" draw:text-style-name="P1" draw:layer="layout" svg:width="5.4cm" svg:height="1cm" svg:x="21.1cm" svg:y="14.3cm">
          <text:p text:style-name="P1">Bouton retirer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5.4cm" svg:height="1cm" svg:x="21.1cm" svg:y="13.3cm">
          <text:p text:style-name="P1">Bouton ajout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3.6cm" svg:height="1.1cm" svg:x="23.8cm" svg:y="17.2cm">
          <text:p text:style-name="P1">Annuler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3.6cm" svg:height="1.1cm" svg:x="19.7cm" svg:y="17.2cm">
          <text:p text:style-name="P1">Enregistrer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7cm" svg:height="14cm" svg:x="1.8cm" svg:y="5.1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10.999cm" svg:x="2.903cm" svg:y="5.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4">lundi</text:span></text:p>
              </table:table-cell>
              <table:table-cell>
                <text:p><text:span text:style-name="T4">mardi</text:span></text:p>
              </table:table-cell>
              <table:table-cell>
                <text:p><text:span text:style-name="T4">mercredi</text:span></text:p>
              </table:table-cell>
              <table:table-cell>
                <text:p><text:span text:style-name="T4">jeudi</text:span></text:p>
              </table:table-cell>
              <table:table-cell>
                <text:p><text:span text:style-name="T4">vendredi</text:span></text:p>
              </table:table-cell>
              <table:table-cell>
                <text:p><text:span text:style-name="T4">samedi</text:span></text:p>
              </table:table-cell>
              <table:table-cell table:style-name="ce2">
                <text:p><text:span text:style-name="T5">dimanche</text:span></text:p>
              </table:table-cell>
            </table:table-row>
            <table:table-row table:style-name="ro1" table:default-cell-style-name="ce3">
              <table:table-cell>
                <text:p text:style-name="P6">1</text:p>
              </table:table-cell>
              <table:table-cell>
                <text:p text:style-name="P7">2</text:p>
              </table:table-cell>
              <table:table-cell>
                <text:p text:style-name="P7">3</text:p>
              </table:table-cell>
              <table:table-cell>
                <text:p text:style-name="P7">4</text:p>
              </table:table-cell>
              <table:table-cell>
                <text:p text:style-name="P7">5</text:p>
              </table:table-cell>
              <table:table-cell>
                <text:p text:style-name="P7">6</text:p>
              </table:table-cell>
              <table:table-cell>
                <text:p text:style-name="P7">7</text:p>
              </table:table-cell>
            </table:table-row>
            <table:table-row table:style-name="ro1" table:default-cell-style-name="ce3">
              <table:table-cell>
                <text:p text:style-name="P7">8</text:p>
              </table:table-cell>
              <table:table-cell>
                <text:p text:style-name="P7">9</text:p>
              </table:table-cell>
              <table:table-cell>
                <text:p text:style-name="P7">10</text:p>
              </table:table-cell>
              <table:table-cell>
                <text:p text:style-name="P7">11</text:p>
              </table:table-cell>
              <table:table-cell>
                <text:p text:style-name="P7">12</text:p>
              </table:table-cell>
              <table:table-cell>
                <text:p text:style-name="P7">13</text:p>
              </table:table-cell>
              <table:table-cell>
                <text:p text:style-name="P7">14</text:p>
              </table:table-cell>
            </table:table-row>
            <table:table-row table:style-name="ro1" table:default-cell-style-name="ce3">
              <table:table-cell>
                <text:p text:style-name="P7">15</text:p>
              </table:table-cell>
              <table:table-cell>
                <text:p text:style-name="P7">16</text:p>
              </table:table-cell>
              <table:table-cell>
                <text:p text:style-name="P7">17</text:p>
              </table:table-cell>
              <table:table-cell>
                <text:p text:style-name="P7">18</text:p>
              </table:table-cell>
              <table:table-cell>
                <text:p text:style-name="P7">19</text:p>
              </table:table-cell>
              <table:table-cell>
                <text:p text:style-name="P7">20</text:p>
              </table:table-cell>
              <table:table-cell>
                <text:p text:style-name="P7">21</text:p>
              </table:table-cell>
            </table:table-row>
            <table:table-row table:style-name="ro2" table:default-cell-style-name="ce3">
              <table:table-cell>
                <text:p text:style-name="P7">22</text:p>
              </table:table-cell>
              <table:table-cell>
                <text:p text:style-name="P7">23</text:p>
              </table:table-cell>
              <table:table-cell>
                <text:p text:style-name="P7">24</text:p>
              </table:table-cell>
              <table:table-cell>
                <text:p text:style-name="P7">25</text:p>
              </table:table-cell>
              <table:table-cell>
                <text:p text:style-name="P7">26</text:p>
              </table:table-cell>
              <table:table-cell>
                <text:p text:style-name="P7">27</text:p>
              </table:table-cell>
              <table:table-cell>
                <text:p text:style-name="P7">28</text:p>
              </table:table-cell>
            </table:table-row>
            <table:table-row table:style-name="ro3" table:default-cell-style-name="ce3">
              <table:table-cell>
                <text:p text:style-name="P7">29</text:p>
              </table:table-cell>
              <table:table-cell>
                <text:p text:style-name="P7">30</text:p>
              </table:table-cell>
              <table:table-cell>
                <text:p text:style-name="P7">1</text:p>
              </table:table-cell>
              <table:table-cell>
                <text:p text:style-name="P7">2</text:p>
              </table:table-cell>
              <table:table-cell>
                <text:p text:style-name="P7">3</text:p>
              </table:table-cell>
              <table:table-cell>
                <text:p text:style-name="P7">4</text:p>
              </table:table-cell>
              <table:table-cell>
                <text:p text:style-name="P7">5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" style:font-family-asian="'Droid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2T17:10:01.715302599</meta:creation-date>
    <dc:date>2015-06-12T17:42:22.072943870</dc:date>
    <meta:editing-duration>PT15M</meta:editing-duration>
    <meta:editing-cycles>4</meta:editing-cycles>
    <meta:generator>LibreOffice/4.3.3.2$Linux_X86_64 LibreOffice_project/430m0$Build-2</meta:generator>
    <meta:document-statistic meta:object-count="18"/>
  </office:meta>
</office:document-meta>
</file>